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4.048125cm"/>
    </style:style>
    <style:style style:name="co10" style:family="table-column">
      <style:table-column-properties fo:break-before="auto" style:column-width="3.095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ex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1f(1,h)</text:p>
          </table:table-cell>
          <table:table-cell office:value-type="string" table:style-name="ce1">
            <text:p>D2f(1,h)</text:p>
          </table:table-cell>
          <table:table-cell office:value-type="string" table:style-name="ce1">
            <text:p>|D1f(1,h)-f'(1)|</text:p>
          </table:table-cell>
          <table:table-cell office:value-type="string" table:style-name="ce1">
            <text:p>|D2f(1,h)-f'(1)|</text:p>
          </table:table-cell>
          <table:table-cell table:number-columns-repeated="16378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0.1" table:formula="msoxl:=POWER(10,A2)" table:style-name="ce1">
            <text:p>0.1</text:p>
          </table:table-cell>
          <table:table-cell office:value-type="float" office:value="-0.86706184442562451" table:formula="msoxl:=(COS(1+B2)-COS(1))/B2" table:style-name="ce1">
            <text:p>-0.867061844</text:p>
          </table:table-cell>
          <table:table-cell office:value-type="float" office:value="-0.84006923422543534" table:formula="msoxl:=(COS(1+B2)-COS(1-B2))/(2*B2)" table:style-name="ce1">
            <text:p>-0.840069234</text:p>
          </table:table-cell>
          <table:table-cell office:value-type="float" office:value="2.7015115293406989E-2" table:formula="msoxl:=COS(1)/2*B2" table:style-name="ce1">
            <text:p>0.027015115</text:p>
          </table:table-cell>
          <table:table-cell office:value-type="float" office:value="1.4024516413464944E-3" table:formula="msoxl:=SIN(1)/6*POWER(B2,2)" table:style-name="ce1">
            <text:p>0.001402452</text:p>
          </table:table-cell>
          <table:table-cell table:number-columns-repeated="16378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0.01" table:formula="msoxl:=POWER(10,A3)" table:style-name="ce1">
            <text:p>0.01</text:p>
          </table:table-cell>
          <table:table-cell office:value-type="float" office:value="-0.84415844937842932" table:formula="msoxl:=(COS(1+B3)-COS(1))/B3" table:style-name="ce1">
            <text:p>-0.844158449</text:p>
          </table:table-cell>
          <table:table-cell office:value-type="float" office:value="-0.84145696036160289" table:formula="msoxl:=(COS(1+B3)-COS(1-B3))/(2*B3)" table:style-name="ce1">
            <text:p>-0.84145696</text:p>
          </table:table-cell>
          <table:table-cell office:value-type="float" office:value="2.7015115293406991E-3" table:formula="msoxl:=COS(1)/2*B3" table:style-name="ce1">
            <text:p>0.002701512</text:p>
          </table:table-cell>
          <table:table-cell office:value-type="float" office:value="1.4024516413464942E-5" table:formula="msoxl:=SIN(1)/6*POWER(B3,2)" table:style-name="ce1">
            <text:p>1.40245E-05</text:p>
          </table:table-cell>
          <table:table-cell table:number-columns-repeated="16378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1E-3" table:formula="msoxl:=POWER(10,A4)" table:style-name="ce1">
            <text:p>0.001</text:p>
          </table:table-cell>
          <table:table-cell office:value-type="float" office:value="-0.84174099569311878" table:formula="msoxl:=(COS(1+B4)-COS(1))/B4" table:style-name="ce1">
            <text:p>-0.841740996</text:p>
          </table:table-cell>
          <table:table-cell office:value-type="float" office:value="-0.84147084456270838" table:formula="msoxl:=(COS(1+B4)-COS(1-B4))/(2*B4)" table:style-name="ce1">
            <text:p>-0.841470845</text:p>
          </table:table-cell>
          <table:table-cell office:value-type="float" office:value="2.7015115293406986E-4" table:formula="msoxl:=COS(1)/2*B4" table:style-name="ce1">
            <text:p>0.000270151</text:p>
          </table:table-cell>
          <table:table-cell office:value-type="float" office:value="1.402451641346494E-7" table:formula="msoxl:=SIN(1)/6*POWER(B4,2)" table:style-name="ce1">
            <text:p>1.40245E-07</text:p>
          </table:table-cell>
          <table:table-cell table:number-columns-repeated="16378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1E-4" table:formula="msoxl:=POWER(10,A5)" table:style-name="ce1">
            <text:p>0.0001</text:p>
          </table:table-cell>
          <table:table-cell office:value-type="float" office:value="-0.8414979985216231" table:formula="msoxl:=(COS(1+B5)-COS(1))/B5" table:style-name="ce1">
            <text:p>-0.841497999</text:p>
          </table:table-cell>
          <table:table-cell office:value-type="float" office:value="-0.84147098340536797" table:formula="msoxl:=(COS(1+B5)-COS(1-B5))/(2*B5)" table:style-name="ce1">
            <text:p>-0.841470983</text:p>
          </table:table-cell>
          <table:table-cell office:value-type="float" office:value="2.7015115293406991E-5" table:formula="msoxl:=COS(1)/2*B5" table:style-name="ce1">
            <text:p>2.70151E-05</text:p>
          </table:table-cell>
          <table:table-cell office:value-type="float" office:value="1.402451641346494E-9" table:formula="msoxl:=SIN(1)/6*POWER(B5,2)" table:style-name="ce1">
            <text:p>1.40245E-09</text:p>
          </table:table-cell>
          <table:table-cell table:number-columns-repeated="16378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1.0000000000000001E-5" table:formula="msoxl:=POWER(10,A6)" table:style-name="ce1">
            <text:p>0.00001</text:p>
          </table:table-cell>
          <table:table-cell office:value-type="float" office:value="-0.84147368631937158" table:formula="msoxl:=(COS(1+B6)-COS(1))/B6" table:style-name="ce1">
            <text:p>-0.841473686</text:p>
          </table:table-cell>
          <table:table-cell office:value-type="float" office:value="-0.84147098479703242" table:formula="msoxl:=(COS(1+B6)-COS(1-B6))/(2*B6)" table:style-name="ce1">
            <text:p>-0.841470985</text:p>
          </table:table-cell>
          <table:table-cell office:value-type="float" office:value="2.7015115293406992E-6" table:formula="msoxl:=COS(1)/2*B6" table:style-name="ce1">
            <text:p>2.70151E-06</text:p>
          </table:table-cell>
          <table:table-cell office:value-type="float" office:value="1.4024516413464943E-11" table:formula="msoxl:=SIN(1)/6*POWER(B6,2)" table:style-name="ce1">
            <text:p>1.40245E-11</text:p>
          </table:table-cell>
          <table:table-cell table:number-columns-repeated="16378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9.9999999999999995E-7" table:formula="msoxl:=POWER(10,A7)" table:style-name="ce1">
            <text:p>0.000001</text:p>
          </table:table-cell>
          <table:table-cell office:value-type="float" office:value="-0.84147125489764107" table:formula="msoxl:=(COS(1+B7)-COS(1))/B7" table:style-name="ce1">
            <text:p>-0.841471255</text:p>
          </table:table-cell>
          <table:table-cell office:value-type="float" office:value="-0.84147098478037918" table:formula="msoxl:=(COS(1+B7)-COS(1-B7))/(2*B7)" table:style-name="ce1">
            <text:p>-0.841470985</text:p>
          </table:table-cell>
          <table:table-cell office:value-type="float" office:value="2.7015115293406989E-7" table:formula="msoxl:=COS(1)/2*B7" table:style-name="ce1">
            <text:p>2.70151E-07</text:p>
          </table:table-cell>
          <table:table-cell office:value-type="float" office:value="1.4024516413464941E-13" table:formula="msoxl:=SIN(1)/6*POWER(B7,2)" table:style-name="ce1">
            <text:p>1.40245E-13</text:p>
          </table:table-cell>
          <table:table-cell table:number-columns-repeated="16378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9.9999999999999995E-8" table:formula="msoxl:=POWER(10,A8)" table:style-name="ce1">
            <text:p>0.0000001</text:p>
          </table:table-cell>
          <table:table-cell office:value-type="float" office:value="-0.84147101286902171" table:formula="msoxl:=(COS(1+B8)-COS(1))/B8" table:style-name="ce1">
            <text:p>-0.841471013</text:p>
          </table:table-cell>
          <table:table-cell office:value-type="float" office:value="-0.84147098511344609" table:formula="msoxl:=(COS(1+B8)-COS(1-B8))/(2*B8)" table:style-name="ce1">
            <text:p>-0.841470985</text:p>
          </table:table-cell>
          <table:table-cell office:value-type="float" office:value="2.7015115293406986E-8" table:formula="msoxl:=COS(1)/2*B8" table:style-name="ce1">
            <text:p>2.70151E-08</text:p>
          </table:table-cell>
          <table:table-cell office:value-type="float" office:value="1.4024516413464939E-15" table:formula="msoxl:=SIN(1)/6*POWER(B8,2)" table:style-name="ce1">
            <text:p>1.40245E-15</text:p>
          </table:table-cell>
          <table:table-cell table:number-columns-repeated="16378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1E-8" table:formula="msoxl:=POWER(10,A9)" table:style-name="ce1">
            <text:p>0.00000001</text:p>
          </table:table-cell>
          <table:table-cell office:value-type="float" office:value="-0.84147098178277702" table:formula="msoxl:=(COS(1+B9)-COS(1))/B9" table:style-name="ce1">
            <text:p>-0.841470982</text:p>
          </table:table-cell>
          <table:table-cell office:value-type="float" office:value="-0.84147098178277702" table:formula="msoxl:=(COS(1+B9)-COS(1-B9))/(2*B9)" table:style-name="ce1">
            <text:p>-0.841470982</text:p>
          </table:table-cell>
          <table:table-cell office:value-type="float" office:value="2.7015115293406987E-9" table:formula="msoxl:=COS(1)/2*B9" table:style-name="ce1">
            <text:p>2.70151E-09</text:p>
          </table:table-cell>
          <table:table-cell office:value-type="float" office:value="1.4024516413464942E-17" table:formula="msoxl:=SIN(1)/6*POWER(B9,2)" table:style-name="ce1">
            <text:p>1.40245E-17</text:p>
          </table:table-cell>
          <table:table-cell table:number-columns-repeated="16378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1.0000000000000001E-9" table:formula="msoxl:=POWER(10,A10)" table:style-name="ce1">
            <text:p>0.000000001</text:p>
          </table:table-cell>
          <table:table-cell office:value-type="float" office:value="-0.84147111500953997" table:formula="msoxl:=(COS(1+B10)-COS(1))/B10" table:style-name="ce1">
            <text:p>-0.841471115</text:p>
          </table:table-cell>
          <table:table-cell office:value-type="float" office:value="-0.84147100398723751" table:formula="msoxl:=(COS(1+B10)-COS(1-B10))/(2*B10)" table:style-name="ce1">
            <text:p>-0.841471004</text:p>
          </table:table-cell>
          <table:table-cell office:value-type="float" office:value="2.7015115293406991E-10" table:formula="msoxl:=COS(1)/2*B10" table:style-name="ce1">
            <text:p>2.70151E-10</text:p>
          </table:table-cell>
          <table:table-cell office:value-type="float" office:value="1.4024516413464943E-19" table:formula="msoxl:=SIN(1)/6*POWER(B10,2)" table:style-name="ce1">
            <text:p>1.40245E-19</text:p>
          </table:table-cell>
          <table:table-cell table:number-columns-repeated="16378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1E-10" table:formula="msoxl:=POWER(10,A11)" table:style-name="ce1">
            <text:p>1E-10</text:p>
          </table:table-cell>
          <table:table-cell office:value-type="float" office:value="-0.8414713370541449" table:formula="msoxl:=(COS(1+B11)-COS(1))/B11" table:style-name="ce1">
            <text:p>-0.841471337</text:p>
          </table:table-cell>
          <table:table-cell office:value-type="float" office:value="-0.84147078194263258" table:formula="msoxl:=(COS(1+B11)-COS(1-B11))/(2*B11)" table:style-name="ce1">
            <text:p>-0.841470782</text:p>
          </table:table-cell>
          <table:table-cell office:value-type="float" office:value="2.7015115293406988E-11" table:formula="msoxl:=COS(1)/2*B11" table:style-name="ce1">
            <text:p>2.70151E-11</text:p>
          </table:table-cell>
          <table:table-cell office:value-type="float" office:value="1.4024516413464943E-21" table:formula="msoxl:=SIN(1)/6*POWER(B11,2)" table:style-name="ce1">
            <text:p>1.40245E-21</text:p>
          </table:table-cell>
          <table:table-cell table:number-columns-repeated="16378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9.9999999999999994E-12" table:formula="msoxl:=POWER(10,A12)" table:style-name="ce1">
            <text:p>1E-11</text:p>
          </table:table-cell>
          <table:table-cell office:value-type="float" office:value="-0.8414713370541449" table:formula="msoxl:=(COS(1+B12)-COS(1))/B12" table:style-name="ce1">
            <text:p>-0.841471337</text:p>
          </table:table-cell>
          <table:table-cell office:value-type="float" office:value="-0.8414713370541449" table:formula="msoxl:=(COS(1+B12)-COS(1-B12))/(2*B12)" table:style-name="ce1">
            <text:p>-0.841471337</text:p>
          </table:table-cell>
          <table:table-cell office:value-type="float" office:value="2.7015115293406985E-12" table:formula="msoxl:=COS(1)/2*B12" table:style-name="ce1">
            <text:p>2.70151E-12</text:p>
          </table:table-cell>
          <table:table-cell office:value-type="float" office:value="1.4024516413464941E-23" table:formula="msoxl:=SIN(1)/6*POWER(B12,2)" table:style-name="ce1">
            <text:p>1.40245E-23</text:p>
          </table:table-cell>
          <table:table-cell table:number-columns-repeated="16378"/>
        </table:table-row>
        <table:table-row table:style-name="ro1">
          <table:table-cell office:value-type="float" office:value="-12" table:style-name="ce1">
            <text:p>-12</text:p>
          </table:table-cell>
          <table:table-cell office:value-type="float" office:value="9.9999999999999998E-13" table:formula="msoxl:=POWER(10,A13)" table:style-name="ce1">
            <text:p>1E-12</text:p>
          </table:table-cell>
          <table:table-cell office:value-type="float" office:value="-0.84154905266586866" table:formula="msoxl:=(COS(1+B13)-COS(1))/B13" table:style-name="ce1">
            <text:p>-0.841549053</text:p>
          </table:table-cell>
          <table:table-cell office:value-type="float" office:value="-0.8414935415146374" table:formula="msoxl:=(COS(1+B13)-COS(1-B13))/(2*B13)" table:style-name="ce1">
            <text:p>-0.841493542</text:p>
          </table:table-cell>
          <table:table-cell office:value-type="float" office:value="2.7015115293406989E-13" table:formula="msoxl:=COS(1)/2*B13" table:style-name="ce1">
            <text:p>2.70151E-13</text:p>
          </table:table-cell>
          <table:table-cell office:value-type="float" office:value="1.402451641346494E-25" table:formula="msoxl:=SIN(1)/6*POWER(B13,2)" table:style-name="ce1">
            <text:p>1.40245E-25</text:p>
          </table:table-cell>
          <table:table-cell table:number-columns-repeated="16378"/>
        </table:table-row>
        <table:table-row table:style-name="ro1">
          <table:table-cell office:value-type="float" office:value="-13" table:style-name="ce1">
            <text:p>-13</text:p>
          </table:table-cell>
          <table:table-cell office:value-type="float" office:value="1E-13" table:formula="msoxl:=POWER(10,A14)" table:style-name="ce1">
            <text:p>1E-13</text:p>
          </table:table-cell>
          <table:table-cell office:value-type="float" office:value="-0.84154905266586866" table:formula="msoxl:=(COS(1+B14)-COS(1))/B14" table:style-name="ce1">
            <text:p>-0.841549053</text:p>
          </table:table-cell>
          <table:table-cell office:value-type="float" office:value="-0.84154905266586866" table:formula="msoxl:=(COS(1+B14)-COS(1-B14))/(2*B14)" table:style-name="ce1">
            <text:p>-0.841549053</text:p>
          </table:table-cell>
          <table:table-cell office:value-type="float" office:value="2.7015115293406988E-14" table:formula="msoxl:=COS(1)/2*B14" table:style-name="ce1">
            <text:p>2.70151E-14</text:p>
          </table:table-cell>
          <table:table-cell office:value-type="float" office:value="1.4024516413464941E-27" table:formula="msoxl:=SIN(1)/6*POWER(B14,2)" table:style-name="ce1">
            <text:p>1.40245E-27</text:p>
          </table:table-cell>
          <table:table-cell table:number-columns-repeated="16378"/>
        </table:table-row>
        <table:table-row table:style-name="ro1">
          <table:table-cell office:value-type="float" office:value="-14" table:style-name="ce1">
            <text:p>-14</text:p>
          </table:table-cell>
          <table:table-cell office:value-type="float" office:value="1E-14" table:formula="msoxl:=POWER(10,A15)" table:style-name="ce1">
            <text:p>1E-14</text:p>
          </table:table-cell>
          <table:table-cell office:value-type="float" office:value="-0.84376949871511897" table:formula="msoxl:=(COS(1+B15)-COS(1))/B15" table:style-name="ce1">
            <text:p>-0.843769499</text:p>
          </table:table-cell>
          <table:table-cell office:value-type="float" office:value="-0.83821838359199319" table:formula="msoxl:=(COS(1+B15)-COS(1-B15))/(2*B15)" table:style-name="ce1">
            <text:p>-0.838218384</text:p>
          </table:table-cell>
          <table:table-cell office:value-type="float" office:value="2.701511529340699E-15" table:formula="msoxl:=COS(1)/2*B15" table:style-name="ce1">
            <text:p>2.70151E-15</text:p>
          </table:table-cell>
          <table:table-cell office:value-type="float" office:value="1.4024516413464941E-29" table:formula="msoxl:=SIN(1)/6*POWER(B15,2)" table:style-name="ce1">
            <text:p>1.40245E-29</text:p>
          </table:table-cell>
          <table:table-cell table:number-columns-repeated="16378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1.0000000000000001E-15" table:formula="msoxl:=POWER(10,A16)" table:style-name="ce1">
            <text:p>1E-15</text:p>
          </table:table-cell>
          <table:table-cell office:value-type="float" office:value="-0.99920072216264078" table:formula="msoxl:=(COS(1+B16)-COS(1))/B16" table:style-name="ce1">
            <text:p>-0.999200722</text:p>
          </table:table-cell>
          <table:table-cell office:value-type="float" office:value="-0.88817841970012512" table:formula="msoxl:=(COS(1+B16)-COS(1-B16))/(2*B16)" table:style-name="ce1">
            <text:p>-0.88817842</text:p>
          </table:table-cell>
          <table:table-cell office:value-type="float" office:value="2.7015115293406993E-16" table:formula="msoxl:=COS(1)/2*B16" table:style-name="ce1">
            <text:p>2.70151E-16</text:p>
          </table:table-cell>
          <table:table-cell office:value-type="float" office:value="1.4024516413464943E-31" table:formula="msoxl:=SIN(1)/6*POWER(B16,2)" table:style-name="ce1">
            <text:p>1.40245E-31</text:p>
          </table:table-cell>
          <table:table-cell table:number-columns-repeated="16378"/>
        </table:table-row>
        <table:table-row table:style-name="ro1">
          <table:table-cell office:value-type="float" office:value="-16" table:style-name="ce1">
            <text:p>-16</text:p>
          </table:table-cell>
          <table:table-cell office:value-type="float" office:value="9.9999999999999998E-17" table:formula="msoxl:=POWER(10,A17)" table:style-name="ce1">
            <text:p>1E-16</text:p>
          </table:table-cell>
          <table:table-cell office:value-type="float" office:value="0" table:formula="msoxl:=(COS(1+B17)-COS(1))/B17" table:style-name="ce1">
            <text:p>0</text:p>
          </table:table-cell>
          <table:table-cell office:value-type="float" office:value="0" table:formula="msoxl:=(COS(1+B17)-COS(1-B17))/(2*B17)" table:style-name="ce1">
            <text:p>0</text:p>
          </table:table-cell>
          <table:table-cell office:value-type="float" office:value="2.7015115293406988E-17" table:formula="msoxl:=COS(1)/2*B17" table:style-name="ce1">
            <text:p>2.70151E-17</text:p>
          </table:table-cell>
          <table:table-cell office:value-type="float" office:value="1.402451641346494E-33" table:formula="msoxl:=SIN(1)/6*POWER(B17,2)" table:style-name="ce1">
            <text:p>1.40245E-33</text:p>
          </table:table-cell>
          <table:table-cell office:value-type="string" table:style-name="ce1">
            <text:p>&lt;= möglichst klein!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pt</text:p>
          </table:table-cell>
          <table:table-cell office:value-type="float" office:value="3.8525556956059844E-16" table:formula="msoxl:=6*POWER(10,-16)*COS(1)/SIN(1)" table:style-name="ce1">
            <text:p>3.85256E-16</text:p>
          </table:table-cell>
          <table:table-cell table:style-name="ce1"/>
          <table:table-cell office:value-type="float" office:value="-0.86453495732047425" table:formula="msoxl:=(COS(1+B19)-COS(1-B19))/(2*B19)" table:style-name="ce1">
            <text:p>-0.864534957</text:p>
          </table:table-cell>
          <table:table-cell table:style-name="ce1"/>
          <table:table-cell office:value-type="float" office:value="2.0815447258213483E-32" table:formula="msoxl:=SIN(1)/6*POWER(B19,2)" table:style-name="ce1">
            <text:p>2.08154E-32</text:p>
          </table:table-cell>
          <table:table-cell table:number-columns-repeated="16378" table:style-name="ce1"/>
        </table:table-row>
        <table:table-row table:number-rows-repeated="1048557" table:style-name="ro1">
          <table:table-cell table:number-columns-repeated="16384"/>
        </table:table-row>
      </table:table>
      <table:table table:name="Sheet2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h</text:p>
          </table:table-cell>
          <table:table-cell office:value-type="string" table:style-name="ce1">
            <text:p>D1f(1,h)</text:p>
          </table:table-cell>
          <table:table-cell table:number-columns-repeated="16382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.858841954873883" table:formula="msoxl:=(EXP(1+A2)-EXP(1))/A2" table:style-name="ce1">
            <text:p>2.858841955</text:p>
          </table:table-cell>
          <table:table-cell table:number-columns-repeated="16382"/>
        </table:table-row>
        <table:table-row table:style-name="ro1">
          <table:table-cell office:value-type="float" office:value="0.05" table:style-name="ce1">
            <text:p>0.05</text:p>
          </table:table-cell>
          <table:table-cell office:value-type="float" office:value="2.7873857920823752" table:formula="msoxl:=(EXP(1+A3)-EXP(1))/A3" table:style-name="ce1">
            <text:p>2.787385792</text:p>
          </table:table-cell>
          <table:table-cell table:number-columns-repeated="16382"/>
        </table:table-row>
        <table:table-row table:style-name="ro1">
          <table:table-cell office:value-type="float" office:value="2.5000000000000001E-2" table:style-name="ce1">
            <text:p>0.025</text:p>
          </table:table-cell>
          <table:table-cell office:value-type="float" office:value="2.7525452842722231" table:formula="msoxl:=(EXP(1+A4)-EXP(1))/A4" table:style-name="ce1">
            <text:p>2.752545284</text:p>
          </table:table-cell>
          <table:table-cell table:number-columns-repeated="16382"/>
        </table:table-row>
        <table:table-row table:style-name="ro1">
          <table:table-cell office:value-type="float" office:value="1.2500000000000001E-2" table:style-name="ce1">
            <text:p>0.0125</text:p>
          </table:table-cell>
          <table:table-cell office:value-type="float" office:value="2.735342100244722" table:formula="msoxl:=(EXP(1+A5)-EXP(1))/A5" table:style-name="ce1">
            <text:p>2.735342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Eik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0.14056012641483795" table:formula="msoxl:=ABS(B2-EXP(1))" table:style-name="ce1">
            <text:p>0.14056012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6.9103963623330156E-2" table:formula="msoxl:=ABS(B3-EXP(1))" table:style-name="ce1">
            <text:p>0.06910396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3.4263455813178023E-2" table:formula="msoxl:=ABS(B4-EXP(1))" table:style-name="ce1">
            <text:p>0.03426345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.7060271785676928E-2" table:formula="msoxl:=ABS(B5-EXP(1))" table:style-name="ce1">
            <text:p>0.017060272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Sheet3" table:style-name="ta1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Florian Luethi, Prof</meta:initial-creator>
    <dc:creator>Florian Luethi, Prof</dc:creator>
    <meta:creation-date>2011-12-15T14:11:58Z</meta:creation-date>
    <dc:date>2011-12-15T14:44:06Z</dc:date>
  </office:meta>
</office:document-meta>
</file>